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S1" style:family="section">
      <style:section-properties fo:margin-left="0in" fo:margin-right="0in" style:writing-mode="lr-tb"/>
    </style:style>
    <style:style style:name="P18" style:parent-style-name="Základnítext" style:family="paragraph">
      <style:text-properties style:font-name-complex="Calibri"/>
    </style:style>
    <style:style style:name="P19" style:parent-style-name="Základnítext" style:family="paragraph">
      <style:text-properties style:font-name-complex="Calibri"/>
    </style:style>
    <style:style style:name="T20" style:parent-style-name="instrukce" style:family="text">
      <style:text-properties style:font-name-complex="Calibri" style:use-window-font-color="true"/>
    </style:style>
    <style:style style:name="T21" style:parent-style-name="Standardnípísmoodstavce" style:family="text">
      <style:text-properties style:font-name-complex="Calibri"/>
    </style:style>
    <style:style style:name="T22" style:parent-style-name="instrukce" style:family="text">
      <style:text-properties style:font-name-complex="Calibri" style:use-window-font-color="true"/>
    </style:style>
    <style:style style:name="T23" style:parent-style-name="instrukce" style:family="text">
      <style:text-properties style:font-name-complex="Calibri" style:use-window-font-color="true"/>
    </style:style>
    <style:style style:name="P24" style:parent-style-name="Číslovanýseznam" style:family="paragraph">
      <style:paragraph-properties fo:text-align="start" fo:margin-left="0.25in" fo:text-indent="-0.25in">
        <style:tab-stops>
          <style:tab-stop style:type="left" style:position="0.1437in"/>
        </style:tab-stops>
      </style:paragraph-properties>
    </style:style>
    <style:style style:name="T25" style:parent-style-name="Silné" style:family="text">
      <style:text-properties style:font-name-complex="Calibri"/>
    </style:style>
    <style:style style:name="T26" style:parent-style-name="Standardnípísmoodstavce" style:family="text">
      <style:text-properties style:font-name-complex="Calibri"/>
    </style:style>
    <style:style style:name="P27" style:parent-style-name="Základnítext" style:family="paragraph">
      <style:text-properties style:font-name-complex="Calibri"/>
    </style:style>
    <style:style style:name="P28" style:parent-style-name="Základnítext" style:family="paragraph">
      <style:paragraph-properties fo:text-align="start"/>
    </style:style>
    <style:style style:name="T29" style:parent-style-name="Standardnípísmoodstavce" style:family="text">
      <style:text-properties style:font-name-complex="Calibri" fo:font-weight="bold" style:font-weight-asian="bold"/>
    </style:style>
    <style:style style:name="T30" style:parent-style-name="Hypertextovýodkaz" style:family="text">
      <style:text-properties style:font-name-complex="Calibri" fo:font-weight="bold" style:font-weight-asian="bold"/>
    </style:style>
    <style:style style:name="T31" style:parent-style-name="Standardnípísmoodstavce" style:family="text">
      <style:text-properties style:font-name-complex="Calibri" fo:font-weight="bold" style:font-weight-asian="bold"/>
    </style:style>
    <style:style style:name="P32" style:parent-style-name="Základnítext" style:family="paragraph">
      <style:text-properties style:font-name-complex="Calibri"/>
    </style:style>
    <style:style style:name="P33" style:parent-style-name="Základnítext" style:family="paragraph">
      <style:paragraph-properties fo:text-align="start"/>
    </style:style>
    <style:style style:name="T34" style:parent-style-name="Standardnípísmoodstavce" style:family="text">
      <style:text-properties style:font-name-complex="Calibri" fo:font-weight="bold" style:font-weight-asian="bold"/>
    </style:style>
    <style:style style:name="T35" style:parent-style-name="Hypertextovýodkaz" style:family="text">
      <style:text-properties style:font-name-complex="Calibri" fo:font-weight="bold" style:font-weight-asian="bold"/>
    </style:style>
    <style:style style:name="T36" style:parent-style-name="Hypertextovýodkaz" style:family="text">
      <style:text-properties style:font-name-complex="Calibri" fo:font-weight="bold" style:font-weight-asian="bold"/>
    </style:style>
    <style:style style:name="T37" style:parent-style-name="Standardnípísmoodstavce" style:family="text">
      <style:text-properties style:font-name-complex="Calibri" fo:font-weight="bold" style:font-weight-asian="bold"/>
    </style:style>
    <style:style style:name="P38" style:parent-style-name="Základnítext" style:family="paragraph">
      <style:text-properties style:font-name-complex="Calibri"/>
    </style:style>
    <style:style style:name="P39" style:parent-style-name="Základnítext" style:family="paragraph">
      <style:paragraph-properties fo:text-align="start"/>
    </style:style>
    <style:style style:name="T40" style:parent-style-name="Standardnípísmoodstavce" style:family="text">
      <style:text-properties style:font-name-complex="Calibri" fo:font-weight="bold" style:font-weight-asian="bold"/>
    </style:style>
    <style:style style:name="T41" style:parent-style-name="Hypertextovýodkaz" style:family="text">
      <style:text-properties style:font-name-complex="Calibri" fo:font-weight="bold" style:font-weight-asian="bold"/>
    </style:style>
    <style:style style:name="T42" style:parent-style-name="Standardnípísmoodstavce" style:family="text">
      <style:text-properties style:font-name-complex="Calibri" fo:font-weight="bold" style:font-weight-asian="bold"/>
    </style:style>
    <style:style style:name="T43" style:parent-style-name="Standardnípísmoodstavce" style:family="text">
      <style:text-properties style:font-name-complex="Calibri"/>
    </style:style>
    <style:style style:name="T44" style:parent-style-name="Standardnípísmoodstavce" style:family="text">
      <style:text-properties style:font-name-complex="Calibri"/>
    </style:style>
    <style:style style:name="T45" style:parent-style-name="Hypertextovýodkaz" style:family="text">
      <style:text-properties style:font-name-complex="Calibri"/>
    </style:style>
    <style:style style:name="T46" style:parent-style-name="Standardnípísmoodstavce" style:family="text">
      <style:text-properties style:font-name-complex="Calibri"/>
    </style:style>
    <style:style style:name="P47" style:parent-style-name="Základnítext" style:family="paragraph">
      <style:text-properties style:font-name-complex="Calibri"/>
    </style:style>
    <style:style style:name="P48" style:parent-style-name="Základnítext" style:family="paragraph">
      <style:text-properties style:font-name-complex="Calibri"/>
    </style:style>
    <style:style style:name="P49" style:parent-style-name="Základnítext" style:family="paragraph">
      <style:text-properties style:font-name-complex="Calibri"/>
    </style:style>
    <style:style style:name="P50" style:parent-style-name="podpis" style:family="paragraph">
      <style:paragraph-properties fo:margin-top="0.3333in"/>
      <style:text-properties style:font-name-complex="Calibri"/>
    </style:style>
    <style:style style:name="P51" style:parent-style-name="podpis" style:family="paragraph">
      <style:text-properties style:font-name-complex="Calibri"/>
    </style:style>
    <style:style style:name="T52" style:parent-style-name="Standardnípísmoodstavce" style:family="text"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20/2024</text:p>
            <text:p text:style-name="Normální">KVOP-13026/2024</text:p>
            <text:p text:style-name="Normální">02. 04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Z. Š.</text:p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  <text:p text:style-name="Normální"/>
          </table:table-cell>
        </table:table-row>
      </table:table>
      <text:section text:name="Sect1" text:style-name="S1">
        <text:h text:style-name="Nadpis1" text:outline-level="1"/>
        <text:h text:style-name="Nadpis1" text:outline-level="1">Odpověď na<text:s/>žádost o informace</text:h>
        <text:h text:style-name="Nadpis1" text:outline-level="1">podle zákona č. 106/1999 Sb., o svobodném přístupu k informacím</text:h>
        <text:p text:style-name="P18"/>
        <text:p text:style-name="P19">Vážený pane Š.,</text:p>
        <text:p text:style-name="Základnítext"><text:span text:style-name="T20">27. března 2024 jste nám poslal</text:span><text:span text:style-name="T21"><text:s/>žádost o informace. Ptal jste se na to,<text:s/></text:span><text:span text:style-name="T22">kolik podal ombudsman žalob ve veřejném zájmu (§ 66 odst. 3 zákona č. 150/200</text:span><text:span text:style-name="T23">2 Sb.), a o jaké případy se jednalo.<text:s/></text:span></text:p>
        <text:p text:style-name="P24"><text:span text:style-name="T25">Dáváme Vám tyto informace</text:span><text:span text:style-name="T26">:</text:span></text:p>
        <text:p text:style-name="P27">Ombudsman podal celkem 3 žaloby ve veřejném zájmu. Přikládám také odkazy na tyto kauzy v Evidenci stanovisek ochránce (ESO).</text:p>
        <text:list text:style-name="LFO3_1" text:continue-numbering="true">
          <text:list-item>
            <text:p text:style-name="P28"><text:span text:style-name="T29">Fotovoltaická elektrárna Moldava (sp. zn. 11/2012/SZD,<text:s/></text:span><text:a xlink:href="https://eso.ochrance.cz/Nalezene/Edit/1668" office:target-frame-name="_top" xlink:show="replace"><text:span text:style-name="T30">https://eso.ochrance.cz/Nalezene/Edit/1668</text:span></text:a><text:span text:style-name="T31">)</text:span></text:p>
          </text:list-item>
        </text:list>
        <text:p text:style-name="P32">Ombudsman podal žalobu proti správním rozhodnutím vedoucím k povolení stavby fotovoltaické elektrárny. Podle jeho názoru byl v těchto řízeních upřednostněn soukromý zájem před veřejným zájmem na ochraně nezastavěného území a ochraně životního prostředí.</text:p>
        <text:list text:style-name="LFO3_1" text:continue-numbering="true">
          <text:list-item>
            <text:p text:style-name="P33"><text:span text:style-name="T34">Znevýhodnění žadatelů o důchod z nástupnických států SSSR (sp. zn. 40/2017/SZD,<text:s/></text:span><text:a xlink:href="https://eso.ochrance.cz/Nalezene/Edit/7952" office:target-frame-name="_top" xlink:show="replace"><text:span text:style-name="T35">https://eso.ochr</text:span><text:span text:style-name="T36">ance.cz/Nalezene/Edit/7952</text:span></text:a><text:span text:style-name="T37">)</text:span></text:p>
          </text:list-item>
        </text:list>
        <text:p text:style-name="P38">Ombudsman podal žalobu proti ČSSZ, která u občanů postsovětských států při žádosti o potvrzení doby pojištění oslovuje pouze stát, jehož je žadatel občanem. A už ne další státy, kde takový člověk v průběhu života pracoval (jak by to bylo u občanů ČR).</text:p>
        <text:list text:style-name="LFO4" text:continue-numbering="true">
          <text:list-item>
            <text:p text:style-name="P39"><text:span text:style-name="T40">Šantovka Tower (sp. zn. 5/2020/SZD,<text:s/></text:span><text:a xlink:href="https://eso.ochrance.cz/Nalezene/Edit/7814" office:target-frame-name="_top" xlink:show="replace"><text:span text:style-name="T41">https://eso.ochrance.cz/Nalezene/Edit/7814</text:span></text:a><text:span text:style-name="T42">)</text:span></text:p>
          </text:list-item>
        </text:list>
        <text:p text:style-name="Základnítext"><text:span text:style-name="T43">Ombudsman podal žalobu proti územnímu rozhodnutí, kterým byl umístěn stavební záměr „Šantovk</text:span><text:span text:style-name="T44">a Tower“ v Olomouci.<text:s/></text:span><text:a xlink:href="https://www.ochrance.cz/aktualne/planovana_stavba_santovka_tower_v_olomouci_miri_k_nejvyssimu_spravnimu_soudu_ombudsman_podal_kasacni_stiznost/" office:target-frame-name="_top" xlink:show="replace"><text:span text:style-name="T45">Tisková zpráva na webu</text:span></text:a><text:span text:style-name="T46">.</text:span></text:p>
        <text:p text:style-name="P47"/>
        <text:p text:style-name="P48">S pozdravem</text:p>
        <text:p text:style-name="P49"/>
        <text:p text:style-name="P50">JUDr. Pavel Pořízek, Ph.D. v. r.</text:p>
        <text:p text:style-name="P51">vedoucí Kanceláře veřejného ochránce práv</text:p>
        <text:p text:style-name="podpis"><text:span text:style-name="T52">(podepsáno elektronicky)</text:span></text:p>
        <text:p text:style-name="Základnítext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CBEE*</text:span></text:p>
        <text:p text:style-name="P12"><text:span text:style-name="T13">KVOPX00ECBEE</text:span>KVOPX00ECBEE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5-02T09:09:00Z</meta:creation-date>
    <dc:date>2024-05-02T09:34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3" meta:word-count="286" meta:character-count="1974" meta:row-count="14" meta:non-whitespace-character-count="1691"/>
  </office:meta>
</office:document-meta>
</file>